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.5in" fo:text-indent="-0.25in">
        <style:tab-stops/>
      </style:paragraph-properties>
      <style:text-properties fo:font-size="20pt" style:font-size-asian="20pt" style:font-size-complex="20pt"/>
    </style:style>
    <style:style style:name="P2" style:parent-style-name="Normal" style:family="paragraph">
      <style:paragraph-properties fo:margin-left="0.5in" fo:text-indent="-0.25in">
        <style:tab-stops/>
      </style:paragraph-properties>
    </style:style>
    <style:style style:name="P3" style:parent-style-name="Normal" style:family="paragraph">
      <style:paragraph-properties fo:margin-left="0.5in" fo:text-indent="-0.25in">
        <style:tab-stops/>
      </style:paragraph-properties>
      <style:text-properties fo:font-size="16pt" style:font-size-asian="16pt" style:font-size-complex="16pt"/>
    </style:style>
    <style:style style:name="P4" style:parent-style-name="Paragraphedeliste" style:list-style-name="LFO1" style:family="paragraph"/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Paragraphedeliste" style:list-style-name="LFO1" style:family="paragraph">
      <style:paragraph-properties fo:margin-top="0.0694in" fo:margin-bottom="0.0694in" fo:line-height="100%"/>
    </style:style>
    <style:style style:name="T7" style:parent-style-name="Policepardéfaut" style:family="text">
      <style:text-properties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fr" style:country-asian="FR"/>
    </style:style>
    <style:style style:name="P8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Paragraphedeliste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7" style:parent-style-name="Normal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Normal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20" style:parent-style-name="Normal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Normal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Normal" style:family="paragraph">
      <style:text-properties fo:font-size="16pt" style:font-size-asian="16pt" style:font-size-complex="16pt"/>
    </style:style>
    <style:style style:name="P29" style:parent-style-name="Normal" style:family="paragraph">
      <style:text-properties fo:font-size="16pt" style:font-size-asian="16pt" style:font-size-complex="16pt"/>
    </style:style>
    <style:style style:name="P30" style:parent-style-name="Paragraphedeliste" style:list-style-name="LFO3" style:family="paragraph">
      <style:text-properties fo:font-size="14pt" style:font-size-asian="14pt" style:font-size-complex="14pt"/>
    </style:style>
    <style:style style:name="P31" style:parent-style-name="Paragraphedeliste" style:list-style-name="LFO3" style:family="paragraph">
      <style:text-properties fo:font-size="14pt" style:font-size-asian="14pt" style:font-size-complex="14pt"/>
    </style:style>
    <style:style style:name="P32" style:parent-style-name="Paragraphedeliste" style:list-style-name="LFO3" style:family="paragraph">
      <style:text-properties fo:font-size="14pt" style:font-size-asian="14pt" style:font-size-complex="14pt"/>
    </style:style>
    <style:style style:name="P33" style:parent-style-name="Paragraphedeliste" style:list-style-name="LFO3" style:family="paragraph">
      <style:text-properties fo:font-size="14pt" style:font-size-asian="14pt" style:font-size-complex="14pt"/>
    </style:style>
    <style:style style:name="P34" style:parent-style-name="Paragraphedeliste" style:list-style-name="LFO3" style:family="paragraph">
      <style:text-properties fo:font-size="14pt" style:font-size-asian="14pt" style:font-size-complex="14pt"/>
    </style:style>
    <style:style style:name="P35" style:parent-style-name="Paragraphedeliste" style:list-style-name="LFO3" style:family="paragraph">
      <style:text-properties fo:font-size="14pt" style:font-size-asian="14pt" style:font-size-complex="14pt"/>
    </style:style>
    <style:style style:name="P36" style:parent-style-name="Paragraphedeliste" style:list-style-name="LFO3" style:family="paragraph">
      <style:text-properties fo:font-size="14pt" style:font-size-asian="14pt" style:font-size-complex="14pt"/>
    </style:style>
    <style:style style:name="P37" style:parent-style-name="Paragraphedeliste" style:list-style-name="LFO3" style:family="paragraph">
      <style:text-properties fo:font-size="14pt" style:font-size-asian="14pt" style:font-size-complex="14pt"/>
    </style:style>
    <style:style style:name="P38" style:parent-style-name="Paragraphedeliste" style:list-style-name="LFO3" style:family="paragraph">
      <style:text-properties fo:font-size="14pt" style:font-size-asian="14pt" style:font-size-complex="14pt"/>
    </style:style>
    <style:style style:name="P39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40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41" style:parent-style-name="Paragraphedeliste" style:list-style-name="LFO4" style:family="paragraph">
      <style:text-properties fo:font-size="14pt" style:font-size-asian="14pt" style:font-size-complex="14pt"/>
    </style:style>
    <style:style style:name="P42" style:parent-style-name="Paragraphedeliste" style:list-style-name="LFO4" style:family="paragraph">
      <style:text-properties fo:font-size="14pt" style:font-size-asian="14pt" style:font-size-complex="14pt"/>
    </style:style>
    <style:style style:name="P43" style:parent-style-name="Paragraphedeliste" style:list-style-name="LFO4" style:family="paragraph">
      <style:text-properties fo:font-size="14pt" style:font-size-asian="14pt" style:font-size-complex="14pt"/>
    </style:style>
    <style:style style:name="P44" style:parent-style-name="Paragraphedeliste" style:list-style-name="LFO4" style:family="paragraph">
      <style:text-properties fo:font-size="14pt" style:font-size-asian="14pt" style:font-size-complex="14pt"/>
    </style:style>
    <style:style style:name="P45" style:parent-style-name="Paragraphedeliste" style:list-style-name="LFO4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</office:automatic-styles>
  <office:body>
    <office:text text:use-soft-page-breaks="true">
      <text:p text:style-name="P1">Feuille envoyer à Tetsuô Mariotti</text:p>
      <text:p text:style-name="P2"/>
      <text:p text:style-name="P3">Commandes :<text:s/></text:p>
      <text:p text:style-name="Paragraphedeliste"/>
      <text:list text:style-name="LFO1" text:continue-numbering="true">
        <text:list-item>
          <text:p text:style-name="P4"><text:span text:style-name="T5">Afficher le chemin absolu du répertoire courant</text:span></text:p>
        </text:list-item>
        <text:list-item>
          <text:p text:style-name="P6"><text:span text:style-name="T7">Lister les fichiers et dossiers du répertoire courant avec détails</text:span></text:p>
        </text:list-item>
        <text:list-item>
          <text:p text:style-name="P8">Créer un dossier nommé ExerciceUbuntu dans votre dossier personnel</text:p>
        </text:list-item>
        <text:list-item>
          <text:p text:style-name="P9">Créer un fichier fichier.txt dans ExerciceUbuntu</text:p>
        </text:list-item>
        <text:list-item>
          <text:p text:style-name="P10">Écrire "Bonjour Ubuntu" dans test.txt</text:p>
        </text:list-item>
        <text:list-item>
          <text:p text:style-name="P11">Afficher le contenu de test.txt</text:p>
        </text:list-item>
        <text:list-item>
          <text:p text:style-name="P12">Renommer fichier.txt en exercice.txt</text:p>
        </text:list-item>
        <text:list-item>
          <text:p text:style-name="P13">Supprimer le fichier exercice.txt</text:p>
        </text:list-item>
        <text:list-item>
          <text:p text:style-name="P14">Supprimer le dossier ExerciceUbuntu</text:p>
        </text:list-item>
      </text:list>
      <text:p text:style-name="P15"/>
      <text:p text:style-name="P16">Questions :<text:s/></text:p>
      <text:list text:style-name="LFO2" text:continue-numbering="true">
        <text:list-item>
          <text:p text:style-name="P17">Quelle commande permet d’afficher les fichiers cachés dans un dossier ?</text:p>
        </text:list-item>
        <text:list-item>
          <text:p text:style-name="P18">Quelle est la différence entre rm et rmdir ?</text:p>
        </text:list-item>
        <text:list-item>
          <text:p text:style-name="P19">Que fait la commande ls -al ?</text:p>
        </text:list-item>
        <text:list-item>
          <text:p text:style-name="P20">Quelle commande permet d'afficher les 10 premières lignes d’un fichier texte ?</text:p>
        </text:list-item>
        <text:list-item>
          <text:p text:style-name="P21">Quelle commande permet d'afficher l’espace disque utilisé sur le système ?</text:p>
        </text:list-item>
      </text:list>
      <text:p text:style-name="P22"/>
      <text:p text:style-name="P23"/>
      <text:p text:style-name="P24"/>
      <text:p text:style-name="P25"/>
      <text:p text:style-name="P26"/>
      <text:p text:style-name="P27"/>
      <text:soft-page-break/>
      <text:p text:style-name="P28">Correction :</text:p>
      <text:p text:style-name="Normal"/>
      <text:p text:style-name="P29">Réponses commandes :</text:p>
      <text:list text:style-name="LFO3" text:continue-numbering="true">
        <text:list-item>
          <text:p text:style-name="P30">Pwd</text:p>
        </text:list-item>
        <text:list-item>
          <text:p text:style-name="P31">ls -l</text:p>
        </text:list-item>
        <text:list-item>
          <text:p text:style-name="P32">mkdir ~/ExerciceUbuntu</text:p>
        </text:list-item>
        <text:list-item>
          <text:p text:style-name="P33">touch ~/ExerciceUbuntu/fichier.txt</text:p>
        </text:list-item>
        <text:list-item>
          <text:p text:style-name="P34">echo "Bonjour Ubuntu" &gt; ~/ExerciceUbuntu/fichier.txt</text:p>
        </text:list-item>
        <text:list-item>
          <text:p text:style-name="P35">cat ~/ExerciceUbuntu/fichier.txt</text:p>
        </text:list-item>
        <text:list-item>
          <text:p text:style-name="P36">mv ~/ExerciceUbuntu/fichier.txt ~/ExerciceUbuntu/exercice.txt</text:p>
        </text:list-item>
        <text:list-item>
          <text:p text:style-name="P37">rm ~/ExerciceUbuntu/exercice.txt</text:p>
        </text:list-item>
        <text:list-item>
          <text:p text:style-name="P38">rm ~/ExerciceUbuntu/exercice.txt</text:p>
        </text:list-item>
      </text:list>
      <text:p text:style-name="P39"/>
      <text:p text:style-name="P40">Réponses questions :</text:p>
      <text:list text:style-name="LFO4" text:continue-numbering="true">
        <text:list-item>
          <text:p text:style-name="P41">ls -a</text:p>
        </text:list-item>
        <text:list-item>
          <text:p text:style-name="P42">rm va supprimer des fichiers et des dossiers ( -r pour les dossiers) et rmdir ne peut supprimer que des dossiers vides.</text:p>
        </text:list-item>
        <text:list-item>
          <text:p text:style-name="P43">Elle affiche la liste détaillée (-l) de tous les fichiers, y compris les fichiers cachés (-a).</text:p>
        </text:list-item>
        <text:list-item>
          <text:p text:style-name="P44">head -n 10 monfichier.txt</text:p>
        </text:list-item>
        <text:list-item>
          <text:p text:style-name="P45">df -h</text:p>
        </text:list-item>
      </text:list>
      <text:p text:style-name="P46"/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xis Barbier</meta:initial-creator>
    <dc:creator>Alexis Barbier</dc:creator>
    <meta:creation-date>2025-03-25T15:17:00Z</meta:creation-date>
    <dc:date>2025-03-25T15:17:00Z</dc:date>
    <meta:template xlink:href="Normal" xlink:type="simple"/>
    <meta:editing-cycles>2</meta:editing-cycles>
    <meta:editing-duration>PT5700S</meta:editing-duration>
    <meta:document-statistic meta:page-count="2" meta:paragraph-count="2" meta:word-count="211" meta:character-count="1370" meta:row-count="9" meta:non-whitespace-character-count="1161"/>
  </office:meta>
</office:document-meta>
</file>